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45706111401301</text:p>
          </table:table-cell>
          <table:table-cell office:value-type="string" calcext:value-type="string">
            <text:p>2024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60712" calcext:value-type="float">
            <text:p>224.6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706111401301</text:p>
          </table:table-cell>
          <table:table-cell office:value-type="string" calcext:value-type="string">
            <text:p>2024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7184" calcext:value-type="float">
            <text:p>224.2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706111401301</text:p>
          </table:table-cell>
          <table:table-cell office:value-type="string" calcext:value-type="string">
            <text:p>2023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7288" calcext:value-type="float">
            <text:p>224.9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706111401301</text:p>
          </table:table-cell>
          <table:table-cell office:value-type="string" calcext:value-type="string">
            <text:p>2023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47352" calcext:value-type="float">
            <text:p>222.4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706111401301</text:p>
          </table:table-cell>
          <table:table-cell office:value-type="string" calcext:value-type="string">
            <text:p>2023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08896" calcext:value-type="float">
            <text:p>224.0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706111401301</text:p>
          </table:table-cell>
          <table:table-cell office:value-type="string" calcext:value-type="string">
            <text:p>2023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2048" calcext:value-type="float">
            <text:p>224.8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706111401301</text:p>
          </table:table-cell>
          <table:table-cell office:value-type="string" calcext:value-type="string">
            <text:p>2022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852" calcext:value-type="float">
            <text:p>224.4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706111401301</text:p>
          </table:table-cell>
          <table:table-cell office:value-type="string" calcext:value-type="string">
            <text:p>2022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57664" calcext:value-type="float">
            <text:p>224.5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706111401301</text:p>
          </table:table-cell>
          <table:table-cell office:value-type="string" calcext:value-type="string">
            <text:p>2022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91192" calcext:value-type="float">
            <text:p>224.9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706111401301</text:p>
          </table:table-cell>
          <table:table-cell office:value-type="string" calcext:value-type="string">
            <text:p>2017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47352" calcext:value-type="float">
            <text:p>222.4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706111401301</text:p>
          </table:table-cell>
          <table:table-cell office:value-type="string" calcext:value-type="string">
            <text:p>2009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504" calcext:value-type="float">
            <text:p>222.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706111401301</text:p>
          </table:table-cell>
          <table:table-cell office:value-type="string" calcext:value-type="string">
            <text:p>2004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09252" calcext:value-type="float">
            <text:p>222.09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706111401301</text:p>
          </table:table-cell>
          <table:table-cell office:value-type="string" calcext:value-type="string">
            <text:p>1999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79712" calcext:value-type="float">
            <text:p>220.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706111401301</text:p>
          </table:table-cell>
          <table:table-cell office:value-type="string" calcext:value-type="string">
            <text:p>1994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4848" calcext:value-type="float">
            <text:p>220.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706111401301</text:p>
          </table:table-cell>
          <table:table-cell office:value-type="string" calcext:value-type="string">
            <text:p>1978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35744" calcext:value-type="float">
            <text:p>223.3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1" meta:object-count="0"/>
    <meta:user-defined meta:name="AppVersion">3.0</meta:user-defined>
  </office:meta>
</office:document-meta>
</file>